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7f4e" officeooo:paragraph-rsid="00170a48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8pt" fo:font-weight="bold" officeooo:rsid="001a85aa" style:font-size-asian="18pt" style:font-weight-asian="bold" style:font-size-complex="1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svg:stroke-width="0.0398in" svg:stroke-color="#2c001e" draw:marker-start-width="0.2571in" draw:marker-end="Arrow" draw:marker-end-width="0.1181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name="Forme1" draw:style-name="gr1" draw:text-style-name="P2" svg:x1="0.2634in" svg:y1="0.328in" svg:x2="0.2425in" svg:y2="5.6091in"><text:p/></draw:line><draw:line text:anchor-type="paragraph" draw:z-index="1" draw:name="Forme1" draw:style-name="gr1" draw:text-style-name="P2" svg:x1="5.2941in" svg:y1="0.3591in" svg:x2="5.2839in" svg:y2="5.5673in"><text:p/></draw:line><draw:line text:anchor-type="paragraph" draw:z-index="2" draw:name="Forme1" draw:style-name="gr1" draw:text-style-name="P2" svg:x1="0.3362in" svg:y1="0.8173in" svg:x2="5.2114in" svg:y2="0.7965in"><text:p/></draw:line><draw:frame text:anchor-type="paragraph" draw:z-index="3" draw:name="Forme2" draw:style-name="gr2" draw:text-style-name="P3" svg:width="1.4378in" svg:height="0.2567in" svg:x="2.2217in" svg:y="0.4673in"><draw:text-box><text:p><text:span text:style-name="T2">probe request</text:span></text:p></draw:text-box></draw:frame><draw:line text:anchor-type="paragraph" draw:z-index="4" draw:name="Forme1" draw:style-name="gr1" draw:text-style-name="P4" svg:x1="5.1803in" svg:y1="1.761in" svg:x2="0.326in" svg:y2="1.7882in"><text:p/></draw:line><draw:frame text:anchor-type="paragraph" draw:z-index="5" draw:name="Forme2" draw:style-name="gr3" draw:text-style-name="P5" svg:width="3.2606in" svg:height="0.298in" svg:x="1.1071in" svg:y="1.3862in"><draw:text-box><text:p><text:span text:style-name="T3"><text:s/></text:span><text:span text:style-name="T3">probe response (security parameters)</text:span></text:p></draw:text-box></draw:frame><draw:line text:anchor-type="paragraph" draw:z-index="6" draw:name="Forme1" draw:style-name="gr1" draw:text-style-name="P2" svg:x1="0.4091in" svg:y1="2.6091in" svg:x2="5.2843in" svg:y2="2.5882in"><text:p/></draw:line><draw:line text:anchor-type="paragraph" draw:z-index="7" draw:name="Forme1" draw:style-name="gr1" draw:text-style-name="P4" svg:x1="5.1803in" svg:y1="3.428in" svg:x2="0.326in" svg:y2="3.4551in"><text:p/></draw:line><draw:frame text:anchor-type="paragraph" draw:z-index="8" draw:name="Forme2" draw:style-name="gr4" draw:text-style-name="P5" svg:width="3.1567in" svg:height="0.2252in" svg:x="1.3882in" svg:y="2.2445in"><draw:text-box><text:p><text:span text:style-name="T3"><text:s/></text:span><text:span text:style-name="T3">open system authentication request</text:span></text:p></draw:text-box></draw:frame><draw:frame text:anchor-type="paragraph" draw:z-index="9" draw:name="Forme2" draw:style-name="gr5" draw:text-style-name="P5" svg:width="3.198in" svg:height="0.2606in" svg:x="1.2736in" svg:y="3.0217in"><draw:text-box><text:p><text:span text:style-name="T3"><text:s/></text:span><text:span text:style-name="T3">open system authentication response</text:span></text:p></draw:text-box></draw:frame><draw:frame text:anchor-type="paragraph" draw:z-index="10" draw:name="Forme2" draw:style-name="gr6" draw:text-style-name="P5" svg:width="4.3752in" svg:height="0.2941in" svg:x="0.7425in" svg:y="3.8717in"><draw:text-box><text:p><text:span text:style-name="T3"><text:s/></text:span><text:span text:style-name="T3">association request (security parameters)</text:span></text:p></draw:text-box></draw:frame><draw:line text:anchor-type="paragraph" draw:z-index="11" draw:name="Forme1" draw:style-name="gr1" draw:text-style-name="P2" svg:x1="0.3571in" svg:y1="4.2445in" svg:x2="5.2843in" svg:y2="4.2547in"><text:p/></draw:line><draw:line text:anchor-type="paragraph" draw:z-index="12" draw:name="Forme1" draw:style-name="gr1" draw:text-style-name="P4" svg:x1="5.1799in" svg:y1="5.0799in" svg:x2="0.3256in" svg:y2="5.0799in"><text:p/></draw:line><draw:frame text:anchor-type="paragraph" draw:z-index="13" draw:name="Forme2" draw:style-name="gr6" draw:text-style-name="P5" svg:width="1.9587in" svg:height="0.2941in" svg:x="1.9717in" svg:y="4.6945in"><draw:text-box><text:p><text:span text:style-name="T3">association response</text:span></text:p></draw:text-box></draw:frame><text:span text:style-name="T1">Client</text:span> <text:s text:c="107"/><text:span text:style-name="T1">A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7in" fo:page-height="6in" style:num-format="1" style:print-orientation="portrait" fo:margin-top="0.1in" fo:margin-bottom="0in" fo:margin-left="0.1in" fo:margin-right="0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5:28:16.618075958</meta:creation-date>
    <dc:date>2018-03-18T20:22:10.736637378</dc:date>
    <meta:editing-duration>PT14M47S</meta:editing-duration>
    <meta:editing-cycles>3</meta:editing-cycles>
    <meta:generator>LibreOffice/5.1.6.2$Linux_x86 LibreOffice_project/10m0$Build-2</meta:generator>
    <meta:document-statistic meta:table-count="0" meta:image-count="0" meta:object-count="0" meta:page-count="1" meta:paragraph-count="1" meta:word-count="2" meta:character-count="116" meta:non-whitespace-character-count="8"/>
  </office:meta>
</office:document-meta>
</file>